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ooids_slip</text:p>
          </table:table-cell>
          <table:table-cell table:style-name="ACE-2" office:value-type="float" office:value="20.667000000000002">
            <text:p>20.67</text:p>
          </table:table-cell>
          <table:table-cell table:style-name="ACE-2" office:value-type="float" office:value="89.783000000000001">
            <text:p>89.78</text:p>
          </table:table-cell>
          <table:table-cell table:style-name="ACE-0" office:value-type="float" office:value="20760">
            <text:p>20760</text:p>
          </table:table-cell>
          <table:table-cell table:style-name="ACE-0" office:value-type="float" office:value="760">
            <text:p>760</text:p>
          </table:table-cell>
          <table:table-cell table:style-name="ACE-0" office:value-type="string">
            <text:p>ooids from regressive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RSL based on the range of depths of the beach ridges (124-130 m), and using imCalc to calculate the paleo sea level. Ages taken from regressive sediments associated with the ridg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mollusc_slip</text:p>
          </table:table-cell>
          <table:table-cell table:style-name="ACE-2" office:value-type="float" office:value="20.667000000000002">
            <text:p>20.67</text:p>
          </table:table-cell>
          <table:table-cell table:style-name="ACE-2" office:value-type="float" office:value="89.783000000000001">
            <text:p>89.78</text:p>
          </table:table-cell>
          <table:table-cell table:style-name="ACE-0" office:value-type="float" office:value="24870">
            <text:p>24870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mollusc shells (&gt; 1mm) from re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RSL based on the range of depths of the beach ridges (124-130 m), and using imCalc to calculate the paleo sea level. Ages taken from regressive sediments associated with the ridg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ooids</text:p>
          </table:table-cell>
          <table:table-cell table:style-name="ACE-2" table:formula="of:=20+36.299999999999997/60" office:value-type="float" office:value="20.605">
            <text:p>20.61</text:p>
          </table:table-cell>
          <table:table-cell table:style-name="ACE-2" table:formula="of:=89+47.600000000000001/60" office:value-type="float" office:value="89.793333333333337">
            <text:p>89.79</text:p>
          </table:table-cell>
          <table:table-cell table:style-name="ACE-0" office:value-type="float" office:value="20760">
            <text:p>20760</text:p>
          </table:table-cell>
          <table:table-cell table:style-name="ACE-0" office:value-type="float" office:value="760">
            <text:p>760</text:p>
          </table:table-cell>
          <table:table-cell table:style-name="ACE-0" office:value-type="string">
            <text:p>ooids from regressive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">
            <text:p>−1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08KL_mollusc</text:p>
          </table:table-cell>
          <table:table-cell table:style-name="ACE-2" table:formula="of:=20+36.299999999999997/60" office:value-type="float" office:value="20.605">
            <text:p>20.61</text:p>
          </table:table-cell>
          <table:table-cell table:style-name="ACE-2" table:formula="of:=89+47.600000000000001/60" office:value-type="float" office:value="89.793333333333337">
            <text:p>89.79</text:p>
          </table:table-cell>
          <table:table-cell table:style-name="ACE-0" office:value-type="float" office:value="24870">
            <text:p>24870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mollusc shells (&gt; 1mm) from re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">
            <text:p>−1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0KL</text:p>
          </table:table-cell>
          <table:table-cell table:style-name="ACE-2" table:formula="of:=20+39.399999999999999/60" office:value-type="float" office:value="20.656666666666666">
            <text:p>20.66</text:p>
          </table:table-cell>
          <table:table-cell table:style-name="ACE-2" table:formula="of:=89+48.299999999999997/60" office:value-type="float" office:value="89.805000000000007">
            <text:p>89.81</text:p>
          </table:table-cell>
          <table:table-cell table:style-name="ACE-0" office:value-type="float" office:value="16500">
            <text:p>16500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ooitic rock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">
            <text:p>−1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1SL_ooids</text:p>
          </table:table-cell>
          <table:table-cell table:style-name="ACE-2" table:formula="of:=20+41.299999999999997/60" office:value-type="float" office:value="20.688333333333333">
            <text:p>20.69</text:p>
          </table:table-cell>
          <table:table-cell table:style-name="ACE-2" table:formula="of:=89+46.600000000000001/60" office:value-type="float" office:value="89.776666666666671">
            <text:p>89.78</text:p>
          </table:table-cell>
          <table:table-cell table:style-name="ACE-0" office:value-type="float" office:value="18580">
            <text:p>1858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ooids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">
            <text:p>−1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anges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111SL_mollusc</text:p>
          </table:table-cell>
          <table:table-cell table:style-name="ACE-2" table:formula="of:=20+41.299999999999997/60" office:value-type="float" office:value="20.688333333333333">
            <text:p>20.69</text:p>
          </table:table-cell>
          <table:table-cell table:style-name="ACE-2" table:formula="of:=89+46.600000000000001/60" office:value-type="float" office:value="89.776666666666671">
            <text:p>89.78</text:p>
          </table:table-cell>
          <table:table-cell table:style-name="ACE-0" office:value-type="float" office:value="20170">
            <text:p>2017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mollusc shells (&gt;63 micrometer) from transgressive un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">
            <text:p>−1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iedickeEtal1999</text:p>
          </table:table-cell>
          <table:table-cell table:style-name="ACE-0" office:value-type="string">
            <text:p>1 m error is nominal to account for depth uncertainty and core depth</text:p>
          </table:table-cell>
          <table:table-cell table:number-columns-repeated="239" table:style-name="ACE-0"/>
        </table:table-row>
        <table:table-row table:style-name="AROW-1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7">
          <table:table-cell table:number-columns-repeated="3" table:style-name="ACE-0"/>
          <table:table-cell table:number-columns-repeated="3" table:style-name="ACE-2"/>
          <table:table-cell table:number-columns-repeated="250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2">
          <gnm:selection gnm:start-col="16" gnm:start-row="2" gnm:end-col="16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22T07:59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